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end" style:justify-single-word="false"/>
      <style:text-properties fo:font-size="16pt" style:text-underline-style="none" fo:font-weight="normal" style:font-size-asian="16pt" style:font-weight-asian="normal" style:font-size-complex="16pt" style:font-weight-complex="normal"/>
    </style:style>
    <style:style style:name="P3" style:family="paragraph" style:parent-style-name="Standard">
      <style:text-properties fo:font-size="14pt" style:text-underline-style="none" fo:font-weight="normal" style:font-size-asian="14pt" style:font-weight-asian="normal" style:font-size-complex="14pt" style:font-weight-complex="normal"/>
    </style:style>
    <style:style style:name="P4"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size="14pt" style:text-underline-style="none"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ristopher Kiernan</text:p>
      <text:p text:style-name="P2">CIS129 Final Project Research and Draft</text:p>
      <text:p text:style-name="P2"/>
      <text:p text:style-name="P1">Identify Problem:<text:span text:style-name="T1"> The obesity problem in the world and how calorie counting applications can be improved.</text:span></text:p>
      <text:p text:style-name="P1"/>
      <text:p text:style-name="P1">Explore Existing Solutions:<text:span text:style-name="T1"> Applications such as LoseIt!, WeightWatchers, and MyFitnessPal are tools that people can use to help count the calories they are consuming in the day. These applications take user input and can use the data to help visualize macro nutrients and basic caloric intake through easy to digest graphics. How effective each app can be is dependent on the user. Some users prefer applications like WeightWatchers because it doesn't show direct calorie amounts and instead uses an point system to determine what you should and shouldn't be eating. Other users might like the other applications solely based on the connectivity to devices they might use such as an smart watch. The applications are only useful if the user is able to provide it the information it needs and if the user can apply that information towards achieving their goals.</text:span></text:p>
      <text:p text:style-name="P1"/>
      <text:p text:style-name="P1">Justify Your Choice:<text:span text:style-name="T1"> This problem is a personal one for me. Back in November of 2023, I started my weight loss journey after coming to the understanding that I do not want to be overweight in my life. During the year after that, I counted my calories and focused on healthy foods and exercises to help shape my body into the one I know I could achieve. As of December 2024, I have lost over 100 lbs and have moved down from the 'Obese Level 2 Category' to one that is in the healthy range for my height and sex. The issue is important because not enough people realize how dangerous their eating habits can be. Both people of higher and lower weights can improve their lives by understanding what we consume and how it has an effect on their life.</text:span></text:p>
      <text:p text:style-name="P1"/>
      <text:p text:style-name="P1">Propose a Software Solution:<text:span text:style-name="T1"> My proposed solution would be having easy access to features that could make giving the information to the application simpler. The biggest hurdle for people using applications such as these is that users might have a hard time building up a habit for counting calories and properly logging in the data each day. With tools such as a bar code scanner, notifications to confirm food logged for the day, and good incentives to have the user comeback to logging their foods in, people will have an easier and more enjoyable time logging in the foods that they eat and could start being more conscience to what they are eating.</text:span></text:p>
      <text:p text:style-name="P1"/>
      <text:p text:style-name="P3"/>
      <text:p text:style-name="P3"/>
      <text:p text:style-name="P3"/>
      <text:p text:style-name="P3"/>
      <text:p text:style-name="P1"><text:soft-page-break/>Pseudocode:<text:span text:style-name="T1"> </text:span></text:p>
      <text:p text:style-name="P1"><text:span text:style-name="T1"/></text:p>
      <text:p text:style-name="P1"><text:span text:style-name="T1"/></text:p>
      <text:p text:style-name="P3"><text:s/>//# This code will Notify a user if they have not submitted any food logs for the day #</text:p>
      <text:p text:style-name="P3"><text:s/>//</text:p>
      <text:p text:style-name="P3"><text:s/>//main()</text:p>
      <text:p text:style-name="P3"><text:s/>//<text:tab/>Check if there are entries under today's meal plannings</text:p>
      <text:p text:style-name="P3"><text:s/>//<text:tab/><text:tab/>If Entries exist:</text:p>
      <text:p text:style-name="P3"><text:s/>//<text:tab/><text:tab/><text:tab/>Continue to next code</text:p>
      <text:p text:style-name="P3"><text:s/>//<text:tab/><text:tab/>Else:</text:p>
      <text:p text:style-name="P3"><text:s/>//<text:tab/><text:tab/>send notification to user</text:p>
      <text:p text:style-name="P3"><text:s/>//<text:tab/>Check if entries for day are confirmed in for the day</text:p>
      <text:p text:style-name="P3"><text:s/>//<text:tab/><text:tab/>If entries not confirmed:</text:p>
      <text:p text:style-name="P3"><text:s/>//<text:tab/><text:tab/><text:tab/>send notification to user</text:p>
      <text:p text:style-name="P3"><text:s/>//<text:tab/><text:tab/>Else:</text:p>
      <text:p text:style-name="P3"><text:s/>//<text:tab/><text:tab/><text:tab/>Continue to next code</text:p>
      <text:p text:style-name="P3"><text:s/>//</text:p>
      <text:p text:style-name="P3"><text:s/>//# This code will congratulate a user based on how many days in a row they have </text:p>
      <text:p text:style-name="P3"><text:s/>//# logged their foods in.</text:p>
      <text:p text:style-name="P3"><text:s/>//</text:p>
      <text:p text:style-name="P3"><text:s/>//Check entries for past 7 days</text:p>
      <text:p text:style-name="P3"><text:s/>//<text:tab/>if entries are confirmed during past week:</text:p>
      <text:p text:style-name="P3"><text:s/>//<text:tab/><text:tab/>send notification to user</text:p>
      <text:p text:style-name="P3"><text:s/>//<text:tab/>Else:</text:p>
      <text:p text:style-name="P3"><text:s/>//<text:tab/><text:tab/>display text “Good job on 7 days in a row!”</text:p>
      <text:p text:style-name="P3"><text:s/>//<text:tab/><text:tab/>display image of trophy</text:p>
      <text:p text:style-name="P3"><text:s/>//</text:p>
      <text:p text:style-name="P3"><text:s/>//end main()</text:p>
      <text:p text:style-name="P3"/>
      <text:p text:style-name="P3"/>
      <text:p text:style-name="P1">User Interaction:<text:span text:style-name="T1"> Users will have the ability to track all the foods they eat during the day in the application. After inputting the data into the application, the user can confirm that the information they put in is correct. If the user forgot to track their food for the day or if the user forgets to confirm the data entered, the code above is meant to remind them that they have forgot. If the user has entered in the data for the past 7 days in a row, a reward should be displayed on their screen. In the case for the code above, a trophy picture is displayed. If I were to create a user interface for the application that could incorporate the code above, I would also make it so that the trophy is displayed on the users profile to show that they were successful on keeping track of their foods and being diligent on reporting info every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K</meta:initial-creator>
    <meta:creation-date>2024-12-13T23:02:30.07</meta:creation-date>
    <dc:date>2024-12-15T16:12:49.01</dc:date>
    <dc:creator>C K</dc:creator>
    <meta:editing-duration>PT2H58M22S</meta:editing-duration>
    <meta:editing-cycles>2</meta:editing-cycles>
    <meta:generator>OpenOffice/4.1.15$Win32 OpenOffice.org_project/4115m2$Build-9813</meta:generator>
    <meta:document-statistic meta:table-count="0" meta:image-count="0" meta:object-count="0" meta:page-count="2" meta:paragraph-count="33" meta:word-count="720" meta:character-count="4012"/>
  </office:meta>
</office:document-meta>
</file>